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6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2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1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2" style:family="table-cell" style:parent-style-name="Default">
      <style:table-cell-properties fo:background-color="#ef413d"/>
    </style:style>
    <style:style style:name="ce15" style:family="table-cell" style:parent-style-name="Default">
      <style:text-properties fo:color="#000000" style:font-name="Monospace" fo:language="none" fo:country="none" style:font-name-asian="Noto Sans CJK SC Regular" style:language-asian="none" style:country-asian="none" style:font-name-complex="Lohit Devanagari" style:language-complex="none" style:country-complex="none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f200"/>
      <style:text-properties fo:color="#579835"/>
    </style:style>
    <style:style style:name="ce20" style:family="table-cell" style:parent-style-name="Default">
      <style:table-cell-properties fo:background-color="#579835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200"/>
      <style:text-properties fo:color="#579835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579835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f413d"/>
    </style:style>
    <style:style style:name="ce9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>
      <style:table-cell-properties fo:background-color="#579835"/>
    </style:style>
    <style:style style:name="ce36" style:family="table-cell" style:parent-style-name="Default">
      <style:table-cell-properties fo:background-color="#ef413d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ff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ee" style:font-name="Monospace" fo:language="none" fo:country="none" style:text-underline-style="solid" style:text-underline-width="auto" style:text-underline-color="font-color" style:font-name-asian="Monospace" style:language-asian="none" style:country-asian="none" style:font-name-complex="Monospace" style:language-complex="none" style:country-complex="none"/>
    </style:style>
    <style:style style:name="ce4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42" style:family="table-cell" style:parent-style-name="Default">
      <style:text-properties fo:color="#000000" style:font-name="Monospace" fo:language="none" fo:country="none" style:font-name-asian="Noto Sans CJK SC Regular" style:language-asian="none" style:country-asian="none" style:font-name-complex="Lohit Devanagari" style:language-complex="none" style:country-complex="none"/>
    </style:style>
    <style:style style:name="ce43" style:family="table-cell" style:parent-style-name="Default">
      <style:table-cell-properties fo:background-color="#fff200"/>
      <style:text-properties fo:color="#579835"/>
    </style:style>
    <style:style style:name="ce44" style:family="table-cell" style:parent-style-name="Default">
      <style:table-cell-properties fo:background-color="#fff200"/>
      <style:text-properties fo:color="#579835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579835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/>
    </style:style>
    <style:style style:name="ce49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T1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ff0000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fo:color="#000000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5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rror detection</text:p>
          </table:table-cell>
          <table:covered-table-cell/>
          <table:table-cell office:value-type="string" calcext:value-type="string" table:number-columns-spanned="2" table:number-rows-spanned="1">
            <text:p>error correction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5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1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turtle-syntax-bad-prefix-03.ttl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missing IRI</text:p>
          </table:table-cell>
          <table:table-cell table:style-name="ce46" office:value-type="float" office:value="1" calcext:value-type="float">
            <text:p>1</text:p>
          </table:table-cell>
          <table:table-cell table:style-name="ce34" office:value-type="string" calcext:value-type="string">
            <text:p>some tests where done</text:p>
          </table:table-cell>
          <table:table-cell table:style-name="ce34" table:number-columns-repeated="1018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<text:s text:c="2"/>: xy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9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throws 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 error reporting lex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blank-label-dot-end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3.tt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ixedname has 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v.:dd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a~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2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"\u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error <text:span text:style-name="T3">getOffendingTokenVerboseString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er <text:span text:style-name="T4">123e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efix is de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@prefix without 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dash-start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:-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Su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pname-03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 the parser did great job “cannot recognize it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start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mv:a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7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'''abc''''@en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4.ttl</text:p>
          </table:table-cell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error at: '"abc''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1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1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6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3.ttl</text:p>
          </table:table-cell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line 2 <text:s/>&lt;http://www.w3.org/2013/TurtleTests/s&gt; &lt;http://www.w3.org/2013/TurtleTests/p&gt; "\U0000WXYZ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hex 3C is 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esc-01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"a\zb" . Esca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07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+ find if there is 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eval-bad-03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hex 3E is 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ITERAL2_with_langtag_and_datatype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uri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uct-01.ttl</text:p>
          </table:table-cell>
          <table:table-cell office:value-type="string" calcext:value-type="string">
            <text:p>1*</text:p>
          </table:table-cell>
          <table:table-cell table:style-name="ce40"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3-extras-10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2 tok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ArrayIndexOutOfBoundsExce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dont know the stuctur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n-escape-start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:s :p :%2o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la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uri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8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check it there is “a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8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09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3-extras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ing-03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0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esc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turtle-syntax-bad-uri-02.ttl</text:p>
          </table:table-cell>
          <table:table-cell table:style-name="ce34" office:value-type="string" calcext:value-type="string">
            <text:p>1*</text:p>
          </table:table-cell>
          <table:table-cell table:style-name="ce34" office:value-type="string" calcext:value-type="string">
            <text:p>Give more errors: <text:span text:style-name="T4">N3 paths cannot be used in Turtle</text:span></text:p>
          </table:table-cell>
          <table:table-cell table:style-name="ce36" office:value-type="string" calcext:value-type="string" table:number-columns-spanned="1" table:number-rows-spanned="5">
            <text:p>check URI escape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turtle-syntax-bad-n3-extras-13.ttl</text:p>
          </table:table-cell>
          <table:table-cell table:style-name="ce34" office:value-type="string" calcext:value-type="string">
            <text:p>1*</text:p>
          </table:table-cell>
          <table:table-cell table:style-name="ce34" office:value-type="string" calcext:value-type="string">
            <text:p>may give @a error when it is a predicate</text:p>
          </table:table-cell>
          <table:covered-table-cell/>
          <table:table-cell table:number-columns-repeated="1020"/>
        </table:table-row>
        <table:table-row table:style-name="ro1">
          <table:table-cell table:style-name="ce34" office:value-type="string" calcext:value-type="string">
            <text:p>turtle-syntax-bad-kw-01.ttl</text:p>
          </table:table-cell>
          <table:table-cell table:style-name="ce34" office:value-type="string" calcext:value-type="string">
            <text:p>1*</text:p>
          </table:table-cell>
          <table:table-cell table:style-name="ce34"/>
          <table:covered-table-cell/>
          <table:table-cell table:number-columns-repeated="1020"/>
        </table:table-row>
        <table:table-row table:style-name="ro1">
          <table:table-cell table:style-name="ce34" office:value-type="string" calcext:value-type="string">
            <text:p>turtle-syntax-bad-uri-05.ttl</text:p>
          </table:table-cell>
          <table:table-cell table:style-name="ce34" office:value-type="string" calcext:value-type="string">
            <text:p>1*</text:p>
          </table:table-cell>
          <table:table-cell table:style-name="ce34" office:value-type="string" calcext:value-type="string">
            <text:p>Give more errors: <text:span text:style-name="T4">N3 paths cannot be used in Turtle</text:span></text:p>
          </table:table-cell>
          <table:covered-table-cell/>
          <table:table-cell table:number-columns-repeated="1020"/>
        </table:table-row>
        <table:table-row table:style-name="ro1">
          <table:table-cell table:style-name="ce34" office:value-type="string" calcext:value-type="string">
            <text:p>turtle-eval-bad-01.ttl</text:p>
          </table:table-cell>
          <table:table-cell table:style-name="ce34" office:value-type="string" calcext:value-type="string">
            <text:p>1*</text:p>
          </table:table-cell>
          <table:table-cell table:style-name="ce34" office:value-type="string" calcext:value-type="string">
            <text:p>Give more errors: N3 paths cannot be used in Turt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-05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um-04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table:style-name="ce41" office:value-type="string" calcext:value-type="string">
            <text:p>extraneous input 'eg' expecting PNAME_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tle-syntax-bad-string-01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06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ns-dot-end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struct-17.ttl</text:p>
          </table:table-cell>
          <table:table-cell office:value-type="string" calcext:value-type="string">
            <text:p>1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tle-syntax-bad-ln-escape.ttl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:s :p :o%2 .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urtle-eval-bad-01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20 within IRI done for the space but with \u0020 still not working</text:p>
          </table:table-cell>
          <table:table-cell office:value-type="string" calcext:value-type="string" table:number-columns-spanned="1" table:number-rows-spanned="4">
            <text:p>I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3C with IRI done for the &lt; char but with &lt; still not working <text:s/>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eval-bad-02.t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003E within IRI done for the space but with &gt; still not workin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eval-bad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we check if it contains “{” or “][‘;, 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base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Msg from parser: <text:span text:style-name="T4"> missing IRIREF at '.'</text:span></text:p>
          </table:table-cell>
          <table:table-cell office:value-type="string" calcext:value-type="string" table:number-columns-spanned="1" table:number-rows-spanned="3">
            <text:p>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base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base-03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blank-label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table:number-columns-repeated="1021"/>
        </table:table-row>
        <table:table-row table:style-name="ro1">
          <table:table-cell table:style-name="ce35" table:number-columns-repeated="4"/>
          <table:table-cell table:style-name="ce47"/>
          <table:table-cell table:style-name="ce34" office:value-type="string" calcext:value-type="string">
            <text:p>Correction</text:p>
          </table:table-cell>
          <table:table-cell table:style-name="ce35" table:number-columns-repeated="1018"/>
        </table:table-row>
        <table:table-row table:style-name="ro1">
          <table:table-cell office:value-type="string" calcext:value-type="string">
            <text:p>turtle-syntax-bad-esc-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 table:number-columns-spanned="1" table:number-rows-spanned="4">
            <text:p>esc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esc-02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esc-03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esc-04</text:p>
          </table:table-cell>
          <table:table-cell office:value-type="float" office:value="0" calcext:value-type="float">
            <text:p>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kw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5">
            <text:p>kw</text:p>
          </table:table-cell>
          <table:table-cell office:value-type="string" calcext:value-type="string">
            <text:p>:s A :C .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tle-syntax-bad-kw-02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3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4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kw-05.ttl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turtle-syntax-bad-lang-01.ttl</text:p>
          </table:table-cell>
          <table:table-cell table:style-name="ce34" office:value-type="string" calcext:value-type="string">
            <text:p>1*</text:p>
          </table:table-cell>
          <table:table-cell table:style-name="ce34" office:value-type="string" calcext:value-type="string">
            <text:p>back cursor</text:p>
          </table:table-cell>
          <table:table-cell table:style-name="ce34"/>
          <table:table-cell table:style-name="ce46"/>
          <table:table-cell table:style-name="ce34" table:number-columns-repeated="1019"/>
        </table:table-row>
        <table:table-row table:style-name="ro1">
          <table:table-cell table:style-name="ce34" office:value-type="string" calcext:value-type="string">
            <text:p>turtle-syntax-bad-LITERAL2_with_langtag_and_datatype</text:p>
          </table:table-cell>
          <table:table-cell table:style-name="ce34" office:value-type="string" calcext:value-type="string">
            <text:p>1*</text:p>
          </table:table-cell>
          <table:table-cell table:style-name="ce34" table:number-columns-repeated="2"/>
          <table:table-cell table:style-name="ce46"/>
          <table:table-cell table:style-name="ce3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ln-dash-start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input ':s:p:-o</text:p>
          </table:table-cell>
          <table:table-cell office:value-type="string" calcext:value-type="string" table:number-columns-spanned="1" table:number-rows-spanned="3">
            <text:p>LNS in iri</text:p>
          </table:table-cell>
          <table:table-cell table:style-name="ce48" office:value-type="string" calcext:value-type="string" table:number-columns-spanned="1" table:number-rows-spanned="6">
            <text:p>comb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tle-syntax-bad-ln-escape</text:p>
          </table:table-cell>
          <table:table-cell office:value-type="string" calcext:value-type="string">
            <text:p>1*</text:p>
          </table:table-cell>
          <table:table-cell table:style-name="ce37" office:value-type="string" calcext:value-type="string">
            <text:p>:s :p :o%2 . <text:s/>Recognition errorMsg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urtle-syntax-bad-ln-escape-start</text:p>
          </table:table-cell>
          <table:table-cell office:value-type="string" calcext:value-type="string">
            <text:p>1*</text:p>
          </table:table-cell>
          <table:table-cell table:style-name="ce42" office:value-type="string" calcext:value-type="string">
            <text:p>:s :p :%2o .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urtle-syntax-bad-pname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s are not escaped <text:s/>:a~b</text:p>
          </table:table-cell>
          <table:table-cell office:value-type="string" calcext:value-type="string" table:number-columns-spanned="1" table:number-rows-spanned="3">
            <text:p>pname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Turtle-syntax-bad-pname02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:a%2 :p :o . noViableAlternative errorMsg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urtle-syntax-bad-pname03</text:p>
          </table:table-cell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:a\u0039 :p :o . noViableAlternative errorMsg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1"/>
          <table:table-cell table:number-columns-repeated="1021"/>
        </table:table-row>
        <table:table-row table:style-name="ro1">
          <table:table-cell office:value-type="string" calcext:value-type="string">
            <text:p>turtle-syntax-bad-missing-ns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2">
            <text:p>NS in i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missing-ns-dot-start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3-extras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13">
            <text:p>n3 ex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n3-extras0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4</text:p>
          </table:table-cell>
          <table:table-cell office:value-type="string" calcext:value-type="string">
            <text:p>1*</text:p>
          </table:table-cell>
          <table:table-cell table:style-name="ce41" office:value-type="string" calcext:value-type="string">
            <text:p>:x^ns:p :p :z . noViableAlternative errorMs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6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:a.:b.:c .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8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ame abov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09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0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1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2</text:p>
          </table:table-cell>
          <table:table-cell office:value-type="string" calcext:value-type="string">
            <text:p>1*</text:p>
          </table:table-cell>
          <table:table-cell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3-extras1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s-dot-end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table-cell office:value-type="string" calcext:value-type="string" table:number-columns-spanned="1" table:number-rows-spanned="2">
            <text:p>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ns-dot-start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um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table-cell office:value-type="string" calcext:value-type="string" table:number-columns-spanned="1" table:number-rows-spanned="5">
            <text:p>number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Turtle-syntax-bad-num02</text:p>
          </table:table-cell>
          <table:table-cell table:style-name="ce36" office:value-type="string" calcext:value-type="string">
            <text:p>1*</text:p>
          </table:table-cell>
          <table:table-cell table:style-name="ce36" office:value-type="string" calcext:value-type="string">
            <text:p><text:s/>just use CHAR rule needs to check if it is 1212e33</text:p>
          </table:table-cell>
          <table:covered-table-cell table:style-name="ce36"/>
          <table:table-cell table:style-name="ce49" office:value-type="string" calcext:value-type="string">
            <text:p>which is the problem here??</text:p>
          </table:table-cell>
          <table:table-cell table:style-name="ce36" table:number-columns-repeated="1019"/>
        </table:table-row>
        <table:table-row table:style-name="ro1">
          <table:table-cell office:value-type="string" calcext:value-type="string">
            <text:p>Turtle-syntax-bad-num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um04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num05</text:p>
          </table:table-cell>
          <table:table-cell office:value-type="string" calcext:value-type="string">
            <text:p>1*</text:p>
          </table:table-cell>
          <table:table-cell table:style-name="ce37" office:value-type="string" calcext:value-type="string">
            <text:p>Recognition errorMs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number-dot-in-anon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Not accpeting @prefix pn-name to represent empty name space 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prefix-01.ttl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issing prefix, not defined , need to be handled somehow</text:p>
          </table:table-cell>
          <table:table-cell office:value-type="string" calcext:value-type="string" table:number-columns-spanned="1" table:number-rows-spanned="5">
            <text:p>prefi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prefix-02.ttl</text:p>
          </table:table-cell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No prefix <text:s text:c="2"/>:C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refix-03.ttl</text:p>
          </table:table-cell>
          <table:table-cell office:value-type="string" calcext:value-type="string">
            <text:p>1*</text:p>
          </table:table-cell>
          <table:table-cell table:style-name="ce37" office:value-type="string" calcext:value-type="string">
            <text:p>SelfParserMsg ==&gt; missing IRIREF at '.'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refix-04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prefix-05.ttl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just use CHAR rul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string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table-cell office:value-type="string" calcext:value-type="string" table:number-columns-spanned="1" table:number-rows-spanned="7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string-0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ing-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ing-04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ing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detect “ “ “ abc 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ing-06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ing-0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struct-01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{ :s :p :o} noViableAlternative errorMsg</text:p>
          </table:table-cell>
          <table:table-cell office:value-type="string" calcext:value-type="string" table:number-columns-spanned="1" table:number-rows-spanned="17">
            <text:p>stru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struct-0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4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6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8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09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=== Too many dot === make same for base and prefix 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0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 === Too many dot === make same for base and prefix 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1</text:p>
          </table:table-cell>
          <table:table-cell office:value-type="string" calcext:value-type="string">
            <text:p>1*</text:p>
          </table:table-cell>
          <table:table-cell table:style-name="ce37" office:value-type="string" calcext:value-type="string">
            <text:p>Triple Trailing ‘;’ == mak esame for ‘,’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locationOfErrorMsg is not show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3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same abov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4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5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6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struct-17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back curso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rtle-syntax-bad-uri-01</text:p>
          </table:table-cell>
          <table:table-cell table:number-columns-repeated="2"/>
          <table:table-cell office:value-type="string" calcext:value-type="string" table:number-columns-spanned="1" table:number-rows-spanned="5">
            <text:p>I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tle-syntax-bad-uri-02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uri-03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uri-04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turtle-syntax-bad-uri-05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 style:data-style-name="N2" text:time-value="23:37:04.582369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25:54.702172274</meta:creation-date>
    <dc:date>2018-06-03T23:37:23.556617760</dc:date>
    <meta:editing-duration>P5DT5M43S</meta:editing-duration>
    <meta:editing-cycles>135</meta:editing-cycles>
    <meta:generator>LibreOffice/5.4.5.1$Linux_X86_64 LibreOffice_project/40m0$Build-1</meta:generator>
    <meta:document-statistic meta:table-count="1" meta:cell-count="462" meta:object-count="0"/>
  </office:meta>
</office:document-meta>
</file>